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eb79f"/>
    </style:style>
    <style:style style:name="T2" style:family="text">
      <style:text-properties officeooo:rsid="00102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BHIWNUY0DJZKKtpvAgsH_QJUGYVR6i2RbR0nwj00lA0byD4gWr4ltoUPmD3QjqjlLEZQRFBNjOwsDluR<text:line-break/><text:line-break/>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—<text:span text:style-name="T1">DEMO<text:line-break/><text:line-break/>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 <text:s text:c="2"/>--</text:span><text:span text:style-name="T2">SmartCit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2:48:53.204539602</meta:creation-date>
    <dc:date>2025-10-27T08:09:59.552813760</dc:date>
    <meta:editing-duration>PT2H25M56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6" meta:character-count="302" meta:non-whitespace-character-count="295"/>
  </office:meta>
</office:document-meta>
</file>